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>
      <style:text-properties fo:language="en" fo:country="US"/>
    </style:style>
    <style:style style:name="P4" style:parent-style-name="Listenabsatz" style:family="paragraph"/>
    <style:style style:name="P5" style:parent-style-name="Listenabsatz" style:family="paragraph">
      <style:text-properties fo:language="en" fo:country="US"/>
    </style:style>
    <style:style style:name="P6" style:parent-style-name="Listenabsatz" style:family="paragraph">
      <style:text-properties fo:language="en" fo:country="US"/>
    </style:style>
    <style:style style:name="P7" style:parent-style-name="Listenabsatz" style:family="paragraph">
      <style:text-properties fo:language="en" fo:country="US"/>
    </style:style>
    <style:style style:name="P8" style:parent-style-name="Listenabsatz" style:family="paragraph">
      <style:text-properties fo:language="en" fo:country="US"/>
    </style:style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>
      <style:text-properties fo:language="en" fo:country="US"/>
    </style:style>
    <style:style style:name="P13" style:parent-style-name="Listenabsatz" style:family="paragraph">
      <style:text-properties fo:language="en" fo:country="US"/>
    </style:style>
    <style:style style:name="P14" style:parent-style-name="Listenabsatz" style:family="paragraph">
      <style:text-properties fo:language="en" fo:country="US"/>
    </style:style>
    <style:style style:name="P15" style:parent-style-name="Listenabsatz" style:family="paragraph">
      <style:text-properties fo:language="en" fo:country="US"/>
    </style:style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>
      <style:text-properties fo:language="en" fo:country="US"/>
    </style:style>
    <style:style style:name="P22" style:parent-style-name="Überschrift2" style:family="paragraph">
      <style:text-properties fo:language="en" fo:country="US"/>
    </style:style>
  </office:automatic-styles>
  <office:body>
    <office:text text:use-soft-page-breaks="true">
      <text:h text:style-name="P1" text:outline-level="1">Nette</text:h>
      <text:h text:style-name="Überschrift2" text:outline-level="2">Beschreibung</text:h>
      <text:p text:style-name="Standard">Ist laut<text:s/><text:a xlink:href="http://www.sitepoint.com/best-php-framework-2015-sitepoint-survey-results/" office:target-frame-name="_top" xlink:show="replace"><text:span text:style-name="Hyperlink">http://www.sitepoint.com/best-php-framework-2015-sitepoint-survey-results/</text:span></text:a><text:s/>das drittbeste Framework.<text:s/>Version 2.3.9 wurde am 22. Februar 2016 veröffentlicht.<text:s/></text:p>
      <text:h text:style-name="Überschrift2" text:outline-level="2">Vorteile</text:h>
      <text:list text:style-name="LFO1" text:continue-numbering="true">
        <text:list-item>
          <text:p text:style-name="P2">Ist PHP7-kompatibel</text:p>
        </text:list-item>
        <text:list-item>
          <text:p text:style-name="P3">Verhindert XSS(Cross-Site Scripting)<text:s/>durch Context-Aware Escaping</text:p>
        </text:list-item>
        <text:list-item>
          <text:p text:style-name="P4">Verhindert Cross-Site Request Forgery (CSRF) durch einen einfachen Befehl</text:p>
        </text:list-item>
        <text:list-item>
          <text:p text:style-name="P5">Verhindert URL attack, controll codes, invalid UTF-8</text:p>
        </text:list-item>
        <text:list-item>
          <text:p text:style-name="P6">Verhindert Session hijacking, session stealing, session fixation</text:p>
        </text:list-item>
        <text:list-item>
          <text:p text:style-name="P7">Ausgezeichneter PHP-debugger (Tracy)</text:p>
        </text:list-item>
        <text:list-item>
          <text:p text:style-name="P8">Angenehme grafische Darstellung von Fehlern</text:p>
        </text:list-item>
        <text:list-item>
          <text:p text:style-name="P9">Schnellstes Framework (Stand April 2016) laut einer unabhängigen Quelle<text:s/>(<text:a xlink:href="http://www.root.cz/clanky/velky-test-php-frameworku-zend-nette-php-a-ror/" office:target-frame-name="_top" xlink:show="replace"><text:span text:style-name="Hyperlink">http://www.root.cz/clanky/velky-test-php-frameworku-zend-nette-php-a-ror/</text:span></text:a>)</text:p>
        </text:list-item>
        <text:list-item>
          <text:p text:style-name="P10">Aktive Community</text:p>
        </text:list-item>
        <text:list-item>
          <text:p text:style-name="P11">Einfache Lernkurve</text:p>
        </text:list-item>
        <text:list-item>
          <text:p text:style-name="P12">Unterstützt AJAX, AJAJ, Dependency Injection, SEO, DRY, KISS, MVC, Web 2.0, cool URL</text:p>
        </text:list-item>
        <text:list-item>
          <text:p text:style-name="P13">Objektorientiert</text:p>
        </text:list-item>
        <text:list-item>
          <text:p text:style-name="P14">Aktive Erweiterung der Addons</text:p>
        </text:list-item>
        <text:list-item>
          <text:p text:style-name="P15">Open Source Lizenz (BSD)</text:p>
        </text:list-item>
        <text:list-item>
          <text:p text:style-name="P16"><text:s/>Lässt sich einfach mit mehreren Personen programmieren (Einteilen)</text:p>
        </text:list-item>
        <text:list-item>
          <text:p text:style-name="P17">Kann mit anderen Frameworks (z.B. Zend) kombiniert werden</text:p>
        </text:list-item>
        <text:list-item>
          <text:p text:style-name="P18">Einfache template engine</text:p>
        </text:list-item>
        <text:list-item>
          <text:p text:style-name="P19">Einfaches intuitives Testen</text:p>
        </text:list-item>
      </text:list>
      <text:h text:style-name="Überschrift2" text:outline-level="2">Nachteile</text:h>
      <text:list text:style-name="LFO1" text:continue-numbering="true">
        <text:list-item>
          <text:p text:style-name="P20">Keine PHP4-unterstützung</text:p>
        </text:list-item>
        <text:list-item>
          <text:p text:style-name="P21">Kein ORM (Object-related-mapping)</text:p>
        </text:list-item>
      </text:list>
      <text:h text:style-name="P22" text:outline-level="2">Allgemein</text:h>
      <text:p text:style-name="Standard">Aktualität: Wird aktuell gehalten<text:line-break/>Verbreitung:<text:s/>Recht verbreitet<text:line-break/>Dokumentation: Ausführliche Dokumentation (inkl. Screenshots)<text:line-break/>Community: Sehr aktive Community (Antwortzeiten 10-30 Minuten)<text:line-break/>Lizenz: BSD (Open Source)<text:line-break/>Technik: ab PHP 5.3<text:line-break/>Features: Viele Features, lässt sich einfach erweitern<text:line-break/>Aufwand: Leichte Lernkur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hilipp Marek</meta:initial-creator>
    <dc:creator>Philipp Marek</dc:creator>
    <meta:creation-date>2016-04-07T13:08:00Z</meta:creation-date>
    <dc:date>2016-04-07T13:08:00Z</dc:date>
    <meta:template xlink:href="CB00A3CB" xlink:type="simple"/>
    <meta:editing-cycles>2</meta:editing-cycles>
    <meta:editing-duration>PT0S</meta:editing-duration>
    <meta:document-statistic meta:page-count="1" meta:paragraph-count="3" meta:word-count="226" meta:character-count="1648" meta:row-count="11" meta:non-whitespace-character-count="1425"/>
  </office:meta>
</office:document-meta>
</file>